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127fd"/>
    </style:style>
    <style:style style:name="P2" style:family="paragraph" style:parent-style-name="Subtitle">
      <style:text-properties officeooo:paragraph-rsid="001127fd"/>
    </style:style>
    <style:style style:name="P3" style:family="paragraph" style:parent-style-name="Text_20_body" style:list-style-name="L1">
      <style:text-properties officeooo:rsid="0012444f" officeooo:paragraph-rsid="0012444f"/>
    </style:style>
    <style:style style:name="P4" style:family="paragraph" style:parent-style-name="Text_20_body" style:list-style-name="L1">
      <style:text-properties officeooo:rsid="001127fd" officeooo:paragraph-rsid="001127fd"/>
    </style:style>
    <style:style style:name="P5" style:family="paragraph" style:parent-style-name="Text_20_body">
      <style:text-properties officeooo:rsid="0012444f" officeooo:paragraph-rsid="0012444f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 style:list-style-name="L2">
      <style:text-properties officeooo:rsid="00130b29" officeooo:paragraph-rsid="00130b29"/>
    </style:style>
    <style:style style:name="P8" style:family="paragraph" style:parent-style-name="Text_20_body" style:list-style-name="L2">
      <style:text-properties officeooo:rsid="00147e6a" officeooo:paragraph-rsid="00147e6a"/>
    </style:style>
    <style:style style:name="P9" style:family="paragraph" style:parent-style-name="Text_20_body" style:list-style-name="L2">
      <style:text-properties officeooo:rsid="0015f4b8" officeooo:paragraph-rsid="0015f4b8"/>
    </style:style>
    <style:style style:name="P10" style:family="paragraph" style:parent-style-name="Text_20_body">
      <style:text-properties officeooo:rsid="0015f4b8" officeooo:paragraph-rsid="0015f4b8"/>
    </style:style>
    <style:style style:name="P11" style:family="paragraph" style:parent-style-name="Subtitle">
      <style:text-properties officeooo:paragraph-rsid="0018f9d2"/>
    </style:style>
    <style:style style:name="P12" style:family="paragraph" style:parent-style-name="Text_20_body" style:list-style-name="L3">
      <style:text-properties officeooo:rsid="0018f9d2" officeooo:paragraph-rsid="0018f9d2"/>
    </style:style>
    <style:style style:name="P13" style:family="paragraph" style:parent-style-name="Text_20_body" style:list-style-name="L3">
      <style:text-properties officeooo:rsid="0019f3a6" officeooo:paragraph-rsid="0019f3a6"/>
    </style:style>
    <style:style style:name="P14" style:family="paragraph" style:parent-style-name="Text_20_body">
      <style:text-properties officeooo:rsid="0019f3a6" officeooo:paragraph-rsid="0019f3a6"/>
    </style:style>
    <style:style style:name="P15" style:family="paragraph" style:parent-style-name="Heading_20_1">
      <style:paragraph-properties fo:break-before="page"/>
      <style:text-properties officeooo:paragraph-rsid="0019f3a6"/>
    </style:style>
    <style:style style:name="P16" style:family="paragraph" style:parent-style-name="Subtitle">
      <style:text-properties officeooo:paragraph-rsid="0019f3a6"/>
    </style:style>
    <style:style style:name="P17" style:family="paragraph" style:parent-style-name="Text_20_body" style:list-style-name="L4">
      <style:text-properties officeooo:rsid="001a34ff" officeooo:paragraph-rsid="001a34ff"/>
    </style:style>
    <style:style style:name="P18" style:family="paragraph" style:parent-style-name="Text_20_body" style:list-style-name="L4">
      <style:text-properties officeooo:rsid="001c50d8" officeooo:paragraph-rsid="001c50d8"/>
    </style:style>
    <style:style style:name="P19" style:family="paragraph" style:parent-style-name="Text_20_body" style:list-style-name="L4">
      <style:text-properties officeooo:rsid="001caed8" officeooo:paragraph-rsid="001caed8"/>
    </style:style>
    <style:style style:name="P20" style:family="paragraph" style:parent-style-name="Text_20_body">
      <style:text-properties officeooo:rsid="001caed8" officeooo:paragraph-rsid="001caed8"/>
    </style:style>
    <style:style style:name="P21" style:family="paragraph" style:parent-style-name="Heading_20_1">
      <style:paragraph-properties fo:break-before="page"/>
      <style:text-properties officeooo:paragraph-rsid="001da473"/>
    </style:style>
    <style:style style:name="P22" style:family="paragraph" style:parent-style-name="Subtitle">
      <style:text-properties officeooo:paragraph-rsid="001da473"/>
    </style:style>
    <style:style style:name="P23" style:family="paragraph" style:parent-style-name="Text_20_body" style:list-style-name="L5">
      <style:text-properties officeooo:rsid="001f4fdf" officeooo:paragraph-rsid="001f4fdf"/>
    </style:style>
    <style:style style:name="P24" style:family="paragraph" style:parent-style-name="Text_20_body" style:list-style-name="L5">
      <style:text-properties officeooo:rsid="001f6f4c" officeooo:paragraph-rsid="001f6f4c"/>
    </style:style>
    <style:style style:name="P25" style:family="paragraph" style:parent-style-name="Text_20_body">
      <style:text-properties officeooo:rsid="001f6f4c" officeooo:paragraph-rsid="001f6f4c"/>
    </style:style>
    <style:style style:name="P26" style:family="paragraph" style:parent-style-name="Heading_20_1">
      <style:paragraph-properties fo:break-before="page"/>
      <style:text-properties officeooo:paragraph-rsid="0022b442"/>
    </style:style>
    <style:style style:name="P27" style:family="paragraph" style:parent-style-name="Subtitle">
      <style:text-properties officeooo:paragraph-rsid="0022b442"/>
    </style:style>
    <style:style style:name="P28" style:family="paragraph" style:parent-style-name="Text_20_body" style:list-style-name="L6">
      <style:text-properties officeooo:rsid="0024501d" officeooo:paragraph-rsid="0024501d"/>
    </style:style>
    <style:style style:name="P29" style:family="paragraph" style:parent-style-name="Text_20_body" style:list-style-name="L6">
      <style:text-properties officeooo:rsid="0025a229" officeooo:paragraph-rsid="0025a229"/>
    </style:style>
    <style:style style:name="P30" style:family="paragraph" style:parent-style-name="Text_20_body">
      <style:text-properties officeooo:rsid="0025a229" officeooo:paragraph-rsid="0025a229"/>
    </style:style>
    <style:style style:name="P31" style:family="paragraph" style:parent-style-name="Heading_20_1">
      <style:paragraph-properties fo:break-before="page"/>
      <style:text-properties officeooo:paragraph-rsid="00280de6"/>
    </style:style>
    <style:style style:name="P32" style:family="paragraph" style:parent-style-name="Subtitle">
      <style:text-properties officeooo:paragraph-rsid="00280de6"/>
    </style:style>
    <style:style style:name="P33" style:family="paragraph" style:parent-style-name="Text_20_body" style:list-style-name="L7">
      <style:text-properties officeooo:rsid="00280de6" officeooo:paragraph-rsid="00280de6"/>
    </style:style>
    <style:style style:name="P34" style:family="paragraph" style:parent-style-name="Text_20_body" style:list-style-name="L7">
      <style:text-properties officeooo:rsid="00283cb2" officeooo:paragraph-rsid="00283cb2"/>
    </style:style>
    <style:style style:name="P35" style:family="paragraph" style:parent-style-name="Text_20_body" style:list-style-name="L7">
      <style:text-properties officeooo:rsid="00295ecf" officeooo:paragraph-rsid="00295ecf"/>
    </style:style>
    <style:style style:name="P36" style:family="paragraph" style:parent-style-name="Text_20_body">
      <style:text-properties officeooo:rsid="00295ecf" officeooo:paragraph-rsid="00295ecf"/>
    </style:style>
    <style:style style:name="P37" style:family="paragraph" style:parent-style-name="Heading_20_1">
      <style:paragraph-properties fo:break-before="page"/>
      <style:text-properties officeooo:paragraph-rsid="002a935f"/>
    </style:style>
    <style:style style:name="P38" style:family="paragraph" style:parent-style-name="Subtitle">
      <style:text-properties officeooo:paragraph-rsid="002a935f"/>
    </style:style>
    <style:style style:name="P39" style:family="paragraph" style:parent-style-name="Text_20_body" style:list-style-name="L8">
      <style:text-properties officeooo:rsid="002cc11a" officeooo:paragraph-rsid="002cc11a"/>
    </style:style>
    <style:style style:name="P40" style:family="paragraph" style:parent-style-name="Text_20_body" style:list-style-name="L8">
      <style:text-properties officeooo:rsid="002fc664" officeooo:paragraph-rsid="002fc664"/>
    </style:style>
    <style:style style:name="P41" style:family="paragraph" style:parent-style-name="Text_20_body" style:list-style-name="L8">
      <style:text-properties officeooo:rsid="002e0257" officeooo:paragraph-rsid="002e0257"/>
    </style:style>
    <style:style style:name="P42" style:family="paragraph" style:parent-style-name="Text_20_body">
      <style:text-properties officeooo:rsid="002e0257" officeooo:paragraph-rsid="002e0257"/>
    </style:style>
    <style:style style:name="P43" style:family="paragraph" style:parent-style-name="Heading_20_1">
      <style:paragraph-properties fo:break-before="page"/>
      <style:text-properties officeooo:paragraph-rsid="0030fb88"/>
    </style:style>
    <style:style style:name="P44" style:family="paragraph" style:parent-style-name="Subtitle">
      <style:text-properties officeooo:paragraph-rsid="0030fb88"/>
    </style:style>
    <style:style style:name="P45" style:family="paragraph" style:parent-style-name="Subtitle">
      <style:text-properties officeooo:paragraph-rsid="00334394"/>
    </style:style>
    <style:style style:name="P46" style:family="paragraph" style:parent-style-name="Text_20_body" style:list-style-name="L9">
      <style:text-properties officeooo:paragraph-rsid="003b9671"/>
    </style:style>
    <style:style style:name="P47" style:family="paragraph" style:parent-style-name="Standard" style:list-style-name="L9">
      <style:text-properties officeooo:paragraph-rsid="00334394"/>
    </style:style>
    <style:style style:name="P48" style:family="paragraph" style:parent-style-name="Standard" style:list-style-name="L9">
      <style:text-properties officeooo:rsid="00390392" officeooo:paragraph-rsid="00390392"/>
    </style:style>
    <style:style style:name="P49" style:family="paragraph" style:parent-style-name="Standard" style:list-style-name="L9">
      <style:text-properties officeooo:rsid="003bbf53" officeooo:paragraph-rsid="003bbf53"/>
    </style:style>
    <style:style style:name="P50" style:family="paragraph" style:parent-style-name="Text_20_body" style:list-style-name="L9">
      <style:text-properties officeooo:rsid="00334394" officeooo:paragraph-rsid="003b9671"/>
    </style:style>
    <style:style style:name="P51" style:family="paragraph" style:parent-style-name="Text_20_body">
      <style:text-properties officeooo:rsid="00334394" officeooo:paragraph-rsid="003b9671"/>
    </style:style>
    <style:style style:name="P52" style:family="paragraph" style:parent-style-name="Heading_20_1">
      <style:paragraph-properties fo:break-before="page"/>
      <style:text-properties officeooo:paragraph-rsid="003fdea8"/>
    </style:style>
    <style:style style:name="P53" style:family="paragraph" style:parent-style-name="Subtitle">
      <style:text-properties officeooo:paragraph-rsid="003fdea8"/>
    </style:style>
    <style:style style:name="P54" style:family="paragraph" style:parent-style-name="Text_20_body" style:list-style-name="L10">
      <style:text-properties officeooo:rsid="00405c43" officeooo:paragraph-rsid="00416b00"/>
    </style:style>
    <style:style style:name="P55" style:family="paragraph" style:parent-style-name="Text_20_body" style:list-style-name="L10">
      <style:text-properties officeooo:rsid="00416b00" officeooo:paragraph-rsid="00416b00"/>
    </style:style>
    <style:style style:name="P56" style:family="paragraph" style:parent-style-name="Text_20_body" style:list-style-name="L10">
      <style:text-properties officeooo:rsid="003fdea8" officeooo:paragraph-rsid="003fdea8"/>
    </style:style>
    <style:style style:name="P57" style:family="paragraph" style:parent-style-name="Text_20_body" style:list-style-name="L10">
      <style:text-properties officeooo:rsid="00454b13" officeooo:paragraph-rsid="00454b13"/>
    </style:style>
    <style:style style:name="P58" style:family="paragraph" style:parent-style-name="Text_20_body" style:list-style-name="L10">
      <style:text-properties officeooo:rsid="0046e30a" officeooo:paragraph-rsid="0046e30a"/>
    </style:style>
    <style:style style:name="P59" style:family="paragraph" style:parent-style-name="Text_20_body" style:list-style-name="L10">
      <style:text-properties officeooo:rsid="00470f50" officeooo:paragraph-rsid="00470f50"/>
    </style:style>
    <style:style style:name="P60" style:family="paragraph" style:parent-style-name="Text_20_body">
      <style:text-properties officeooo:rsid="00470f50" officeooo:paragraph-rsid="00470f50"/>
    </style:style>
    <style:style style:name="P61" style:family="paragraph" style:parent-style-name="Heading_20_1">
      <style:paragraph-properties fo:break-before="page"/>
      <style:text-properties officeooo:paragraph-rsid="00481803"/>
    </style:style>
    <style:style style:name="P62" style:family="paragraph" style:parent-style-name="Subtitle">
      <style:text-properties officeooo:paragraph-rsid="00481803"/>
    </style:style>
    <style:style style:name="P63" style:family="paragraph" style:parent-style-name="Text_20_body" style:list-style-name="L11">
      <style:text-properties officeooo:rsid="0049032a" officeooo:paragraph-rsid="0049032a"/>
    </style:style>
    <style:style style:name="P64" style:family="paragraph" style:parent-style-name="Text_20_body" style:list-style-name="L11">
      <style:text-properties officeooo:rsid="004c88d1" officeooo:paragraph-rsid="004c88d1"/>
    </style:style>
    <style:style style:name="P65" style:family="paragraph" style:parent-style-name="Text_20_body" style:list-style-name="L11">
      <style:text-properties officeooo:rsid="004a53fc" officeooo:paragraph-rsid="004a53fc"/>
    </style:style>
    <style:style style:name="P66" style:family="paragraph" style:parent-style-name="Text_20_body" style:list-style-name="L11">
      <style:text-properties officeooo:rsid="0049a2aa" officeooo:paragraph-rsid="0049a2aa"/>
    </style:style>
    <style:style style:name="T1" style:family="text">
      <style:text-properties officeooo:rsid="0012ab44"/>
    </style:style>
    <style:style style:name="T2" style:family="text">
      <style:text-properties officeooo:rsid="0018f9d2"/>
    </style:style>
    <style:style style:name="T3" style:family="text">
      <style:text-properties officeooo:rsid="0030fb88"/>
    </style:style>
    <style:style style:name="T4" style:family="text">
      <style:text-properties officeooo:rsid="0039b965"/>
    </style:style>
    <style:style style:name="T5" style:family="text">
      <style:text-properties officeooo:rsid="00416b00"/>
    </style:style>
    <style:style style:name="T6" style:family="text">
      <style:text-properties officeooo:rsid="00470f50"/>
    </style:style>
    <style:style style:name="T7" style:family="text">
      <style:text-properties officeooo:rsid="0043600e"/>
    </style:style>
    <style:style style:name="T8" style:family="text">
      <style:text-properties officeooo:rsid="004c0832"/>
    </style:style>
    <style:style style:name="T9" style:family="text">
      <style:text-properties officeooo:rsid="004a53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 Intro to concurrency and the mutual exclusion problem</text:h>
      <text:p text:style-name="P2">Define and motivate concurrency and mutual exclusion.</text:p>
      <text:p text:style-name="P2">Explain data races, race conditions, and critical sections.</text:p>
      <text:p text:style-name="P2">Show some examples of code from your solutions to the exercises in week 1.</text:p>
      <text:list text:style-name="L1">
        <text:list-item>
          <text:p text:style-name="P3">Define: Multiple overlapping streams of program statements.</text:p>
        </text:list-item>
        <text:list-item>
          <text:p text:style-name="P4">Motivation</text:p>
          <text:list>
            <text:list-item>
              <text:p text:style-name="P4">Hidden (Virtual), Exploitation, Inherent</text:p>
            </text:list-item>
          </text:list>
        </text:list-item>
        <text:list-item>
          <text:p text:style-name="P3">Shared data</text:p>
        </text:list-item>
        <text:list-item>
          <text:p text:style-name="P3">Depends on interleaving</text:p>
        </text:list-item>
        <text:list-item>
          <text:p text:style-name="P3">Part which only one thread can execute at once</text:p>
        </text:list-item>
      </text:list>
      <text:p text:style-name="P5"/>
      <text:h text:style-name="P6" text:outline-level="1">2. Synchronization</text:h>
      <text:p text:style-name="Subtitle">Explain and motivate how locks, monitors and semaphores can be used to address the challenges caused by concurrent access to shared memory.</text:p>
      <text:p text:style-name="Subtitle">Show some examples of code from your solutions to the exercises in week 2 and <text:span text:style-name="T1">3.</text:span></text:p>
      <text:list text:style-name="L2">
        <text:list-item>
          <text:p text:style-name="P7">Locks:</text:p>
          <text:list>
            <text:list-item>
              <text:p text:style-name="P7">Mutual exclusion, visibility, prevents reordering.</text:p>
            </text:list-item>
          </text:list>
        </text:list-item>
        <text:list-item>
          <text:p text:style-name="P7">Monitors:</text:p>
          <text:list>
            <text:list-item>
              <text:p text:style-name="P8">Internal state, methods (mutex), condition variables.</text:p>
            </text:list-item>
            <text:list-item>
              <text:p text:style-name="P8">Fairness.</text:p>
            </text:list-item>
          </text:list>
        </text:list-item>
        <text:list-item>
          <text:p text:style-name="P8">Semaphores:</text:p>
          <text:list>
            <text:list-item>
              <text:p text:style-name="P9">Permits.</text:p>
            </text:list-item>
            <text:list-item>
              <text:p text:style-name="P9">Limit concurrent access to shared ressource.</text:p>
            </text:list-item>
          </text:list>
        </text:list-item>
      </text:list>
      <text:p text:style-name="P10"/>
      <text:h text:style-name="P6" text:outline-level="1">3. Visibility</text:h>
      <text:p text:style-name="Subtitle"><text:s text:c="3"/>Explain the problems of visibility and reordering in shared memory concurrency.</text:p>
      <text:p text:style-name="P11">Motivate and describe the use of volatile variables and locks to tackle thes<text:span text:style-name="T2">e </text:span>problems, and how happens-before can be used to reason about it.</text:p>
      <text:p text:style-name="P11">Show some examples of code from your solutions to the exercises in week 2 an<text:span text:style-name="T2">d </text:span>3.</text:p>
      <text:list text:style-name="L3">
        <text:list-item>
          <text:p text:style-name="P12">Data dependencies</text:p>
          <text:list>
            <text:list-item>
              <text:p text:style-name="P12">x = 0, y = 0, a = 0, b = 0 → a = 1, x = b --- b = 1, y = a → may print 0, 0</text:p>
            </text:list-item>
          </text:list>
        </text:list-item>
        <text:list-item>
          <text:p text:style-name="P12">Happens before</text:p>
          <text:list>
            <text:list-item>
              <text:p text:style-name="P12"/>
            </text:list-item>
          </text:list>
        </text:list-item>
        <text:list-item>
          <text:p text:style-name="P12">Volatile</text:p>
          <text:list>
            <text:list-item>
              <text:p text:style-name="P12">May not be reordered.</text:p>
            </text:list-item>
            <text:list-item>
              <text:p text:style-name="P12">Not stored in registers, nor ensures mutex.</text:p>
            </text:list-item>
          </text:list>
        </text:list-item>
        <text:list-item>
          <text:p text:style-name="P13">Code printouts (2) and code from exercises</text:p>
        </text:list-item>
      </text:list>
      <text:p text:style-name="P14"/>
      <text:h text:style-name="P15" text:outline-level="1">4. Thread-safe classes</text:h>
      <text:p text:style-name="P16">Define and explain what makes a class thread-safe.</text:p>
      <text:p text:style-name="P16">Explain the issues that may make classes not thread-safe.</text:p>
      <text:p text:style-name="P16">Show some examples of code from your solutions to the exercises in week 3.</text:p>
      <text:list text:style-name="L4">
        <text:list-item>
          <text:p text:style-name="P17">Absence of data races on fields.</text:p>
        </text:list-item>
        <text:list-item>
          <text:p text:style-name="P18">Thread-safe program: race condition free.</text:p>
        </text:list-item>
        <text:list-item>
          <text:p text:style-name="P19">Class state, Escaping, (Safe) publication, Immutability, Mutual exclusion</text:p>
        </text:list-item>
      </text:list>
      <text:p text:style-name="P20"/>
      <text:h text:style-name="P21" text:outline-level="1">5. Testing</text:h>
      <text:p text:style-name="P22">Explain the challenges in ensuring the correctness of concurrent programs.</text:p>
      <text:p text:style-name="P22">Describe different testing strategies for concurrent programs, and their advantages and disadvantages.</text:p>
      <text:p text:style-name="P22">Show some examples of code from your solutions to the exercises in week 4.</text:p>
      <text:list text:style-name="L5">
        <text:list-item>
          <text:p text:style-name="P23">Safety</text:p>
        </text:list-item>
        <text:list-item>
          <text:p text:style-name="P23">Liveness</text:p>
        </text:list-item>
        <text:list-item>
          <text:p text:style-name="P24">Property, Interface, Barriers, RepeatedTest(X)</text:p>
        </text:list-item>
      </text:list>
      <text:p text:style-name="P25"/>
      <text:h text:style-name="P26" text:outline-level="1">6. Performance measurements</text:h>
      <text:p text:style-name="P27">Motivate and explain how to measure the performance of Java code.</text:p>
      <text:p text:style-name="P27">Illustrate some of the pitfalls there are in doing such measurements.</text:p>
      <text:p text:style-name="P27">Show some examples of code from your solutions to the exercises in week 8.</text:p>
      <text:list text:style-name="L6">
        <text:list-item>
          <text:p text:style-name="P28">Time consuming tasks:</text:p>
          <text:list>
            <text:list-item>
              <text:p text:style-name="P28">Searching, computing prime numbers.</text:p>
            </text:list-item>
          </text:list>
        </text:list-item>
        <text:list-item>
          <text:p text:style-name="P28">Exploitation.</text:p>
        </text:list-item>
        <text:list-item>
          <text:p text:style-name="P28">Better research.</text:p>
        </text:list-item>
        <text:list-item>
          <text:p text:style-name="P29">Normal distribution – Standard deviation</text:p>
        </text:list-item>
      </text:list>
      <text:p text:style-name="P30"/>
      <text:h text:style-name="P31" text:outline-level="1">7. Performance and Scalability</text:h>
      <text:p text:style-name="P32">Explain how to increase the performance of Java code using threading.</text:p>
      <text:p text:style-name="P32">Illustrate some of the pitfalls there are in doing this.</text:p>
      <text:p text:style-name="P32">Show some examples of code from your solutions to the exercises in week 9.</text:p>
      <text:list text:style-name="L7">
        <text:list-item>
          <text:p text:style-name="P33">Executor, Future, and Threads</text:p>
        </text:list-item>
        <text:list-item>
          <text:p text:style-name="P33">Amdahl’s Law</text:p>
          <text:list>
            <text:list-item>
              <text:p text:style-name="P34">Speed up = 1 / (F + (1-F) / N)</text:p>
            </text:list-item>
          </text:list>
        </text:list-item>
        <text:list-item>
          <text:p text:style-name="P34">Losses: Starvation, Separation, Saturation, Braking</text:p>
        </text:list-item>
        <text:list-item>
          <text:p text:style-name="P35">Locking large data structures – E.g. lock striping for hashmaps.</text:p>
        </text:list-item>
      </text:list>
      <text:p text:style-name="P36"/>
      <text:h text:style-name="P37" text:outline-level="1">8. Lock-free Data Structures</text:h>
      <text:p text:style-name="P38">Define and motivate lock-free data structures.</text:p>
      <text:p text:style-name="P38">Explain how *compare-and-swap* (CAS) operations can be used to solve concurrency problems.</text:p>
      <text:p text:style-name="P38">Show some examples of code from your solutions to the exercises in week 5.</text:p>
      <text:list text:style-name="L8">
        <text:list-item>
          <text:p text:style-name="P39">CAS typically faster, but higher memory usage.</text:p>
        </text:list-item>
        <text:list-item>
          <text:p text:style-name="P40">Lock-free data structures</text:p>
        </text:list-item>
        <text:list-item>
          <text:p text:style-name="P40">AtomicXX</text:p>
        </text:list-item>
        <text:list-item>
          <text:p text:style-name="P41">ABA problem</text:p>
        </text:list-item>
      </text:list>
      <text:p text:style-name="P42"/>
      <text:h text:style-name="P43" text:outline-level="1">9. Linearizability</text:h>
      <text:p text:style-name="P44">Explain and motivate linearizability.</text:p>
      <text:p text:style-name="P44">Explain how linearizability can be applied to reason about the correctness of concurrent objects.</text:p>
      <text:p text:style-name="P45">Show some examples of code in your solutions to the exercises in week 6 where you used linearizability to reason about correctness.</text:p>
      <text:list text:style-name="L9">
        <text:list-item>
          <text:p text:style-name="P46"><text:span text:style-name="T3">Sequential consistency </text:span>(show <text:span text:style-name="T4">example</text:span>).</text:p>
        </text:list-item>
        <text:list-item>
          <text:p text:style-name="P47">Linearizability</text:p>
          <text:list>
            <text:list-item>
              <text:p text:style-name="P48">Motivation: Arguing about concurrent objects.</text:p>
            </text:list-item>
            <text:list-item>
              <text:p text:style-name="P47">Preserves real time order of execution.</text:p>
            </text:list-item>
            <text:list-item>
              <text:p text:style-name="P49">Linearization point.</text:p>
            </text:list-item>
            <text:list-item>
              <text:p text:style-name="P50">Object is linearizable iff. all executions are linearizable.</text:p>
            </text:list-item>
          </text:list>
        </text:list-item>
      </text:list>
      <text:p text:style-name="P51"/>
      <text:h text:style-name="P52" text:outline-level="1">10. Streams</text:h>
      <text:p text:style-name="P53">Explain and motivate the use of streams to parallelize computation.</text:p>
      <text:p text:style-name="P53">Discuss issues that arise in operations executed by parallel streams.</text:p>
      <text:p text:style-name="P53">Show some examples of code from your solutions to the exercises in week 10.</text:p>
      <text:list text:style-name="L10">
        <text:list-item>
          <text:p text:style-name="P54"><text:span text:style-name="T5">Motivation:</text:span></text:p>
          <text:list>
            <text:list-item>
              <text:p text:style-name="P55">Exploitation.</text:p>
            </text:list-item>
            <text:list-item>
              <text:p text:style-name="P54">Embarrasingly parallel tasks.</text:p>
            </text:list-item>
          </text:list>
        </text:list-item>
        <text:list-item>
          <text:p text:style-name="P55"><text:span text:style-name="T6">Java</text:span> <text:span text:style-name="T6">S</text:span>treams – <text:span text:style-name="T6">Pull based:</text:span></text:p>
          <text:list>
            <text:list-item>
              <text:p text:style-name="P56">Sources – <text:span text:style-name="T7">parallelizeable – may be infinite.</text:span></text:p>
            </text:list-item>
            <text:list-item>
              <text:p text:style-name="P55">Intermediate – Lambda expressions.</text:p>
            </text:list-item>
            <text:list-item>
              <text:p text:style-name="P55">Terminal – <text:span text:style-name="T7">Laziness.</text:span></text:p>
            </text:list-item>
          </text:list>
        </text:list-item>
        <text:list-item>
          <text:p text:style-name="P57">Pitfalls:</text:p>
          <text:list>
            <text:list-item>
              <text:p text:style-name="P57">Stateful lambdas.</text:p>
            </text:list-item>
            <text:list-item>
              <text:p text:style-name="P57">Associativity in parallel reductions.</text:p>
            </text:list-item>
            <text:list-item>
              <text:p text:style-name="P57">Terminals on infinite streams.</text:p>
            </text:list-item>
          </text:list>
        </text:list-item>
        <text:list-item>
          <text:p text:style-name="P58">RxJava – <text:span text:style-name="T6">Push based:</text:span></text:p>
          <text:list>
            <text:list-item>
              <text:p text:style-name="P58">Oberservable</text:p>
            </text:list-item>
            <text:list-item>
              <text:p text:style-name="P58">Observer</text:p>
            </text:list-item>
            <text:list-item>
              <text:p text:style-name="P59">Backpressure</text:p>
            </text:list-item>
          </text:list>
        </text:list-item>
      </text:list>
      <text:p text:style-name="P60"/>
      <text:h text:style-name="P61" text:outline-level="1">11. Message Passing</text:h>
      <text:p text:style-name="P62">Explain and motivate the actor model of concurrent computation.</text:p>
      <text:p text:style-name="P62">Discuss advantages and disadvantages of approaches to distribute computation in actor systems.</text:p>
      <text:p text:style-name="P62">Show some examples of code from your solutions to the exercises in week 12 and 13.</text:p>
      <text:list text:style-name="L11">
        <text:list-item>
          <text:p text:style-name="P63">Motivation:</text:p>
          <text:list>
            <text:list-item>
              <text:p text:style-name="P63">Shared state is dangerous – Especially mutable.</text:p>
            </text:list-item>
            <text:list-item>
              <text:p text:style-name="P63">Sharing through messages.</text:p>
            </text:list-item>
          </text:list>
        </text:list-item>
        <text:list-item>
          <text:p text:style-name="P63">Actor model - Actors:</text:p>
          <text:list>
            <text:list-item>
              <text:p text:style-name="P63">Build in message passing.</text:p>
            </text:list-item>
            <text:list-item>
              <text:p text:style-name="P64">Draw model.</text:p>
            </text:list-item>
            <text:list-item>
              <text:p text:style-name="P63">What is an actor?</text:p>
              <text:list>
                <text:list-item>
                  <text:p text:style-name="P65">Sequential unit of computation (<text:span text:style-name="T8">abstraction of </text:span>thread).</text:p>
                </text:list-item>
                <text:list-item>
                  <text:p text:style-name="P63"><text:span text:style-name="T9">Actions: </text:span>Receive, Send, Create, Change.</text:p>
                </text:list-item>
                <text:list-item>
                  <text:p text:style-name="P63">Mail address, Local state, Mailbox.</text:p>
                </text:list-item>
              </text:list>
            </text:list-item>
            <text:list-item>
              <text:p text:style-name="P66">Messages:</text:p>
              <text:list>
                <text:list-item>
                  <text:p text:style-name="P66">No guarantee of order.</text:p>
                </text:list-item>
                <text:list-item>
                  <text:p text:style-name="P66">Send is non-blocking – receive is blocking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da" fo:country="DK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fo:font-weight="bold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1:58:57.607866794</meta:creation-date>
    <dc:date>2025-01-09T14:20:35.159222169</dc:date>
    <meta:editing-duration>PT3H25M52S</meta:editing-duration>
    <meta:editing-cycles>36</meta:editing-cycles>
    <meta:generator>LibreOffice/24.8.3.2$Linux_X86_64 LibreOffice_project/480$Build-2</meta:generator>
    <meta:document-statistic meta:table-count="0" meta:image-count="0" meta:object-count="0" meta:page-count="11" meta:paragraph-count="119" meta:word-count="809" meta:character-count="4905" meta:non-whitespace-character-count="4277"/>
  </office:meta>
</office:document-meta>
</file>